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43H55M19.246051S" calcext:value-type="time">
            <text:p>1243:5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3H59M44.622S" calcext:value-type="time">
            <text:p>03:59</text:p>
          </table:table-cell>
          <table:table-cell table:style-name="ce3"/>
          <table:table-cell office:value-type="string" calcext:value-type="string">
            <text:p>Playtest tweaks, enemy active distance threshold, playtest tweaks continued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3H59M44.622S" calcext:value-type="time">
            <text:p>03:59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07:57:42.9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2T14:24:02.786000000</dc:date>
    <meta:editing-duration>P55DT3H25M11S</meta:editing-duration>
    <meta:editing-cycles>1455</meta:editing-cycles>
    <meta:generator>LibreOffice/7.2.6.2$Windows_X86_64 LibreOffice_project/b0ec3a565991f7569a5a7f5d24fed7f52653d754</meta:generator>
    <dc:creator>Benjamin Laws</dc:creator>
    <meta:document-statistic meta:table-count="2" meta:cell-count="1750" meta:object-count="0"/>
  </office:meta>
</office:document-meta>
</file>